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WenQuanYi Micro Hei" svg:font-family="'WenQuanYi Micro Hei'" style:font-family-generic="roman"/>
    <style:font-face style:name="Andale Mono" svg:font-family="'Andale Mono'" style:font-pitch="fixed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Vrije_20_vorm_20_A">
      <style:text-properties fo:color="#000000" style:font-name="Times New Roman" fo:font-size="10pt" fo:language="en" fo:country="GB" style:font-name-asian="Times New Roman" style:font-size-asian="10pt" style:language-asian="en" style:country-asian="GB" style:font-name-complex="Times New Roman" style:language-complex="none" style:country-complex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Calibri Bold" fo:font-size="13pt" style:font-size-asian="13pt" style:font-name-complex="Calibri Bold"/>
    </style:style>
    <style:style style:name="P4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5" style:family="paragraph" style:parent-style-name="Standard">
      <style:paragraph-properties fo:margin-top="0.423cm" fo:margin-bottom="0.353cm" style:contextual-spacing="false"/>
    </style:style>
    <style:style style:name="P6" style:family="paragraph" style:parent-style-name="Standard">
      <style:paragraph-properties fo:margin-left="0.635cm" fo:margin-right="0cm" fo:margin-top="0.423cm" fo:margin-bottom="0.353cm" style:contextual-spacing="false" fo:text-indent="0cm" style:auto-text-indent="false"/>
    </style:style>
    <style:style style:name="P7" style:family="paragraph" style:parent-style-name="List_20_Paragraph">
      <style:paragraph-properties fo:margin-left="0.635cm" fo:margin-right="0cm" fo:text-indent="0cm" style:auto-text-indent="false"/>
    </style:style>
    <style:style style:name="P8" style:family="paragraph" style:parent-style-name="Text_20_body_20__28_user_29_">
      <style:paragraph-properties fo:text-align="center" style:justify-single-word="false"/>
      <style:text-properties fo:font-size="20pt" style:font-size-asian="20pt"/>
    </style:style>
    <style:style style:name="P9" style:family="paragraph" style:parent-style-name="Text_20_body_20__28_user_29_">
      <style:text-properties fo:font-weight="bold" style:font-weight-asian="bold" style:font-size-complex="11pt"/>
    </style:style>
    <style:style style:name="P10" style:family="paragraph" style:parent-style-name="Text_20_body_20__28_user_29_">
      <style:paragraph-properties fo:margin-left="1.27cm" fo:margin-right="0cm" fo:text-indent="0cm" style:auto-text-indent="false"/>
    </style:style>
    <style:style style:name="P11" style:family="paragraph" style:parent-style-name="Text_20_body_20__28_user_29_">
      <style:paragraph-properties fo:margin-left="1.27cm" fo:margin-right="0cm" fo:text-align="center" style:justify-single-word="false" fo:text-indent="0cm" style:auto-text-indent="false"/>
    </style:style>
    <style:style style:name="P12" style:family="paragraph" style:parent-style-name="heading_20_3">
      <style:text-properties style:text-underline-style="solid" style:text-underline-width="auto" style:text-underline-color="font-color"/>
    </style:style>
    <style:style style:name="P13" style:family="paragraph" style:parent-style-name="List_20_Paragraph">
      <style:paragraph-properties fo:margin-left="0cm" fo:margin-right="0cm" fo:text-indent="0cm" style:auto-text-indent="false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Courier" style:font-name-complex="Courier"/>
    </style:style>
    <style:style style:name="P15" style:family="paragraph" style:parent-style-name="No_20_Spacing">
      <style:text-properties fo:font-size="13pt" style:text-underline-style="solid" style:text-underline-width="auto" style:text-underline-color="font-color" style:font-size-asian="13pt" style:font-size-complex="13pt"/>
    </style:style>
    <style:style style:name="P16" style:family="paragraph" style:parent-style-name="heading_20_1" style:master-page-name="Standard">
      <style:paragraph-properties fo:margin-left="0.762cm" fo:margin-right="0cm" fo:text-indent="-0.762cm" style:auto-text-indent="false" style:page-number="auto">
        <style:tab-stops>
          <style:tab-stop style:position="0.762cm"/>
          <style:tab-stop style:position="1.27cm"/>
        </style:tab-stops>
      </style:paragraph-properties>
    </style:style>
    <style:style style:name="P17" style:family="paragraph" style:parent-style-name="Standard">
      <style:paragraph-properties fo:margin-left="0cm" fo:margin-right="0cm" fo:margin-top="0cm" fo:margin-bottom="0.349cm" style:contextual-spacing="true" fo:text-indent="0cm" style:auto-text-indent="false" fo:background-color="#cccccc">
        <style:background-image/>
      </style:paragraph-properties>
      <style:text-properties style:font-name="Andale Mono" fo:font-size="9pt" style:font-size-asian="9pt" style:font-size-complex="9pt"/>
    </style:style>
    <style:style style:name="P18" style:family="paragraph" style:parent-style-name="Standard">
      <style:paragraph-properties fo:margin-left="0cm" fo:margin-right="0cm" fo:margin-top="0cm" fo:margin-bottom="0.349cm" style:contextual-spacing="true" fo:text-indent="0cm" style:auto-text-indent="false" fo:background-color="#cccccc">
        <style:background-image/>
      </style:paragraph-properties>
      <style:text-properties style:font-name="Andale Mono" fo:font-size="9pt" officeooo:paragraph-rsid="00321fa0" style:font-size-asian="9pt" style:font-size-complex="9pt"/>
    </style:style>
    <style:style style:name="P19" style:family="paragraph" style:parent-style-name="Standard">
      <style:paragraph-properties fo:margin-top="0cm" fo:margin-bottom="0.349cm" style:contextual-spacing="true" fo:line-height="100%"/>
      <style:text-properties officeooo:paragraph-rsid="0039f3c1"/>
    </style:style>
    <style:style style:name="P20" style:family="paragraph" style:parent-style-name="Standard">
      <style:paragraph-properties fo:margin-top="0cm" fo:margin-bottom="0.349cm" style:contextual-spacing="true" fo:line-height="100%"/>
      <style:text-properties officeooo:paragraph-rsid="0039fe58"/>
    </style:style>
    <style:style style:name="P21" style:family="paragraph" style:parent-style-name="Standard">
      <style:paragraph-properties fo:margin-top="0cm" fo:margin-bottom="0.349cm" style:contextual-spacing="true" fo:line-height="100%"/>
      <style:text-properties fo:font-weight="bold" officeooo:paragraph-rsid="0039fe58" style:font-weight-asian="bold" style:font-weight-complex="bold"/>
    </style:style>
    <style:style style:name="P22" style:family="paragraph" style:parent-style-name="Heading_20_3">
      <style:text-properties fo:font-size="11pt" style:font-size-asian="11pt"/>
    </style:style>
    <style:style style:name="P23" style:family="paragraph" style:parent-style-name="Heading_20_3">
      <style:text-properties style:text-underline-style="solid" style:text-underline-width="auto" style:text-underline-color="font-color"/>
    </style:style>
    <style:style style:name="P24" style:family="paragraph" style:parent-style-name="List_20_Paragraph" style:list-style-name="WW8Num31"/>
    <style:style style:name="P25" style:family="paragraph" style:parent-style-name="List_20_Paragraph" style:list-style-name="WW8Num31">
      <style:text-properties officeooo:paragraph-rsid="0008483d"/>
    </style:style>
    <style:style style:name="P26" style:family="paragraph" style:parent-style-name="List_20_Paragraph" style:list-style-name="WW8Num31">
      <style:text-properties officeooo:paragraph-rsid="003085b7"/>
    </style:style>
    <style:style style:name="P27" style:family="paragraph" style:parent-style-name="List_20_Paragraph" style:list-style-name="WW8Num11">
      <style:paragraph-properties fo:margin-left="1.27cm" fo:margin-right="0cm" fo:margin-top="0.423cm" fo:margin-bottom="0.353cm" style:contextual-spacing="false" fo:text-indent="-0.635cm" style:auto-text-indent="false">
        <style:tab-stops>
          <style:tab-stop style:position="1.27cm"/>
        </style:tab-stops>
      </style:paragraph-properties>
    </style:style>
    <style:style style:name="T1" style:family="text">
      <style:text-properties fo:font-size="13pt" style:font-size-asian="13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color="#000086" fo:font-size="13pt" style:text-underline-style="solid" style:text-underline-width="auto" style:text-underline-color="font-color" style:font-size-asian="13pt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39fe58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/>
    </style:style>
    <style:style style:name="T8" style:family="text">
      <style:text-properties style:font-name="Cambria" style:font-name-complex="Cambria"/>
    </style:style>
    <style:style style:name="T9" style:family="text">
      <style:text-properties style:font-name="Cambria" fo:font-style="italic" style:text-underline-style="solid" style:text-underline-width="auto" style:text-underline-color="font-color" style:font-style-asian="italic" style:font-name-complex="Cambria"/>
    </style:style>
    <style:style style:name="T10" style:family="text">
      <style:text-properties style:font-name="Cambria" fo:font-style="italic" style:font-style-asian="italic" style:font-name-complex="Cambria"/>
    </style:style>
    <style:style style:name="T11" style:family="text">
      <style:text-properties style:font-name="Calibri Bold" style:text-underline-style="solid" style:text-underline-width="auto" style:text-underline-color="font-color" style:font-name-complex="Calibri Bold"/>
    </style:style>
    <style:style style:name="T12" style:family="text">
      <style:text-properties style:font-name="Calibri Bold" style:font-name-complex="Calibri Bold"/>
    </style:style>
    <style:style style:name="T13" style:family="text">
      <style:text-properties style:font-name="Calibri Bold Italic" style:font-name-complex="Calibri Bold Italic"/>
    </style:style>
    <style:style style:name="T14" style:family="text">
      <style:text-properties style:font-name="Calibri Italic" style:font-name-complex="Calibri Italic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0820f5"/>
    </style:style>
    <style:style style:name="T17" style:family="text">
      <style:text-properties officeooo:rsid="0008483d"/>
    </style:style>
    <style:style style:name="T18" style:family="text">
      <style:text-properties officeooo:rsid="00094dcd"/>
    </style:style>
    <style:style style:name="T19" style:family="text">
      <style:text-properties officeooo:rsid="00096c26"/>
    </style:style>
    <style:style style:name="T20" style:family="text">
      <style:text-properties officeooo:rsid="000a231d"/>
    </style:style>
    <style:style style:name="T21" style:family="text">
      <style:text-properties officeooo:rsid="000b7292"/>
    </style:style>
    <style:style style:name="T22" style:family="text">
      <style:text-properties officeooo:rsid="000d0c84"/>
    </style:style>
    <style:style style:name="T23" style:family="text">
      <style:text-properties officeooo:rsid="000dfe61"/>
    </style:style>
    <style:style style:name="T24" style:family="text">
      <style:text-properties officeooo:rsid="000f7d6b"/>
    </style:style>
    <style:style style:name="T25" style:family="text">
      <style:text-properties officeooo:rsid="000fcf54"/>
    </style:style>
    <style:style style:name="T26" style:family="text">
      <style:text-properties officeooo:rsid="0011b506"/>
    </style:style>
    <style:style style:name="T27" style:family="text">
      <style:text-properties officeooo:rsid="0012bf9e"/>
    </style:style>
    <style:style style:name="T28" style:family="text">
      <style:text-properties officeooo:rsid="0013a7c6"/>
    </style:style>
    <style:style style:name="T29" style:family="text">
      <style:text-properties officeooo:rsid="00157973"/>
    </style:style>
    <style:style style:name="T30" style:family="text">
      <style:text-properties officeooo:rsid="00165b7c"/>
    </style:style>
    <style:style style:name="T31" style:family="text">
      <style:text-properties officeooo:rsid="00167b26"/>
    </style:style>
    <style:style style:name="T32" style:family="text">
      <style:text-properties officeooo:rsid="001804fa"/>
    </style:style>
    <style:style style:name="T33" style:family="text">
      <style:text-properties officeooo:rsid="0018679a"/>
    </style:style>
    <style:style style:name="T34" style:family="text">
      <style:text-properties officeooo:rsid="001a5bde"/>
    </style:style>
    <style:style style:name="T35" style:family="text">
      <style:text-properties officeooo:rsid="001a7b61"/>
    </style:style>
    <style:style style:name="T36" style:family="text">
      <style:text-properties officeooo:rsid="001b3473"/>
    </style:style>
    <style:style style:name="T37" style:family="text">
      <style:text-properties officeooo:rsid="001d1193"/>
    </style:style>
    <style:style style:name="T38" style:family="text">
      <style:text-properties officeooo:rsid="001e3e3a"/>
    </style:style>
    <style:style style:name="T39" style:family="text">
      <style:text-properties officeooo:rsid="001e9d8f"/>
    </style:style>
    <style:style style:name="T40" style:family="text">
      <style:text-properties officeooo:rsid="001f3657"/>
    </style:style>
    <style:style style:name="T41" style:family="text">
      <style:text-properties officeooo:rsid="001fb5a5"/>
    </style:style>
    <style:style style:name="T42" style:family="text">
      <style:text-properties officeooo:rsid="0021507d"/>
    </style:style>
    <style:style style:name="T43" style:family="text">
      <style:text-properties officeooo:rsid="002295d8"/>
    </style:style>
    <style:style style:name="T44" style:family="text">
      <style:text-properties officeooo:rsid="00245b91"/>
    </style:style>
    <style:style style:name="T45" style:family="text">
      <style:text-properties officeooo:rsid="0024d610"/>
    </style:style>
    <style:style style:name="T46" style:family="text">
      <style:text-properties officeooo:rsid="0026ccb9"/>
    </style:style>
    <style:style style:name="T47" style:family="text">
      <style:text-properties officeooo:rsid="0028c5d7"/>
    </style:style>
    <style:style style:name="T48" style:family="text">
      <style:text-properties officeooo:rsid="002a1cd6"/>
    </style:style>
    <style:style style:name="T49" style:family="text">
      <style:text-properties officeooo:rsid="002a7a56"/>
    </style:style>
    <style:style style:name="T50" style:family="text">
      <style:text-properties officeooo:rsid="002c21f8"/>
    </style:style>
    <style:style style:name="T51" style:family="text">
      <style:text-properties officeooo:rsid="002d4cea"/>
    </style:style>
    <style:style style:name="T52" style:family="text">
      <style:text-properties officeooo:rsid="002dc94d"/>
    </style:style>
    <style:style style:name="T53" style:family="text">
      <style:text-properties officeooo:rsid="002ec75a"/>
    </style:style>
    <style:style style:name="T54" style:family="text">
      <style:text-properties officeooo:rsid="003085b7"/>
    </style:style>
    <style:style style:name="T55" style:family="text">
      <style:text-properties officeooo:rsid="0031f215"/>
    </style:style>
    <style:style style:name="T56" style:family="text">
      <style:text-properties officeooo:rsid="00321fa0"/>
    </style:style>
    <style:style style:name="T57" style:family="text">
      <style:text-properties officeooo:rsid="003741fd"/>
    </style:style>
    <style:style style:name="T58" style:family="text">
      <style:text-properties officeooo:rsid="003848de"/>
    </style:style>
    <style:style style:name="T59" style:family="text">
      <style:text-properties officeooo:rsid="0039f3c1"/>
    </style:style>
    <style:style style:name="T60" style:family="text">
      <style:text-properties officeooo:rsid="0039fe58"/>
    </style:style>
    <style:style style:name="T61" style:family="text">
      <style:text-properties fo:font-style="normal" officeooo:rsid="0039fe58" style:font-style-asian="normal" style:font-style-complex="normal"/>
    </style:style>
    <style:style style:name="T62" style:family="text">
      <style:text-properties officeooo:rsid="003a15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NS Lab 1 - Answer Sheet</text:p>
      <text:p text:style-name="P8">Network Tools</text:p>
      <text:p text:style-name="P15">Student Name:<text:span text:style-name="T15"> </text:span><text:span text:style-name="T16">Sander</text:span></text:p>
      <text:p text:style-name="P15">Student Surname:<text:span text:style-name="T15"> </text:span><text:span text:style-name="T16">In 't Veld</text:span></text:p>
      <text:p text:style-name="P15">Student Number:<text:span text:style-name="T15"> </text:span><text:span text:style-name="T16">10277935</text:span></text:p>
      <text:p text:style-name="P8"/>
      <text:p text:style-name="P2"><text:span text:style-name="T1">Chariklis Pittaras (</text:span><text:a xlink:type="simple" xlink:href="mailto:c.pittaras@uva.nl"><text:span text:style-name="T4">c.pittaras@uva.nl</text:span></text:a><text:span text:style-name="T1">)</text:span></text:p>
      <text:p text:style-name="P2"><text:span text:style-name="T1">Karel van der Veldt (</text:span><text:a xlink:type="simple" xlink:href="mailto:karel.vd.veldt@uva.nl"><text:span text:style-name="T4">karel.vd.veldt@uva.nl</text:span></text:a><text:span text:style-name="T1">)</text:span></text:p>
      <text:p text:style-name="P4">Lab date: Sep 02 &amp; 05 2013</text:p>
      <text:p text:style-name="P4">Hand-in time (submit to blackboard) by Sep 9, 2013 13:00CEST</text:p>
      <text:p text:style-name="P4">Total points: 20 pts</text:p>
      <text:p text:style-name="P11">Please provide your answer in the appropriate space for each question</text:p>
      <text:p text:style-name="P10"/>
      <text:p text:style-name="P12">Task 1 – Application Layer</text:p>
      <text:p text:style-name="P9">Task 1a – Wireshark – HTTP</text:p>
      <text:list xml:id="list87639496340377171" text:style-name="WW8Num31">
        <text:list-item>
          <text:p text:style-name="P24">(a) <text:span text:style-name="T17">128.30.52.37</text:span><text:line-break/>(b) <text:span text:style-name="T17">145.100.135.221</text:span><text:line-break/>(c) <text:span text:style-name="T17">www.w3.org/Protocols/rfc2616/rfc2616.html</text:span></text:p>
        </text:list-item>
        <text:list-item>
          <text:p text:style-name="P25">(a) <text:span text:style-name="T17">1.</text:span><text:line-break/>(b) <text:span text:style-name="T17">http.request &amp;&amp; ip.addr==128.30.52.37</text:span></text:p>
        </text:list-item>
      </text:list>
      <text:p text:style-name="List_20_Paragraph"/>
      <text:p text:style-name="P9">Task 1b – Wireshark – Security</text:p>
      <text:list xml:id="list1904656901" text:continue-numbering="true" text:style-name="WW8Num31">
        <text:list-item>
          <text:p text:style-name="P24">(a) <text:span text:style-name="T18">128.119.245.12</text:span><text:line-break/>(b) <text:span text:style-name="T20">'</text:span><text:span text:style-name="T18">letsTry</text:span><text:span text:style-name="T20">' and</text:span><text:span text:style-name="T18"> </text:span><text:span text:style-name="T20">'</text:span><text:span text:style-name="T18">network</text:span><text:span text:style-name="T20">'.</text:span><text:line-break/>(c) <text:span text:style-name="T20">'</text:span><text:span text:style-name="T18">wireshark-students</text:span><text:span text:style-name="T20">'.</text:span><text:line-break/>(d) <text:span text:style-name="T18">http &amp;&amp; ip.addr==128.119.245.12</text:span><text:line-break/>(e) <text:span text:style-name="T20">'</text:span><text:span text:style-name="T18">network</text:span><text:span text:style-name="T20">'.</text:span></text:p>
        </text:list-item>
      </text:list>
      <text:p text:style-name="List_20_Paragraph"/>
      <text:p text:style-name="P13"/>
      <text:p text:style-name="P9"><text:soft-page-break/>Task 1c – Command Line Tools: nmap, nc, curl, wget</text:p>
      <text:list xml:id="list1864468830" text:continue-numbering="true" text:style-name="WW8Num31">
        <text:list-item>
          <text:p text:style-name="P24">(a) <text:span text:style-name="T19">No.</text:span><text:line-break/>(b) <text:span text:style-name="T19">Yes.</text:span><text:line-break/>(c) <text:span text:style-name="T19">80 and 443.</text:span><text:line-break/>(d) <text:span text:style-name="T19">HTTP and HTTPS respectively. </text:span></text:p>
        </text:list-item>
        <text:list-item>
          <text:p text:style-name="P24">(a) <text:span text:style-name="T20">'nc </text:span><text:span text:style-name="T22">-z -v </text:span><text:a xlink:type="simple" xlink:href="http://www.amazon.com/"><text:span text:style-name="T20">www.amazon.com</text:span></text:a><text:span text:style-name="T20"> 80'</text:span><text:line-break/>(b) “<text:span text:style-name="T22">Connection to </text:span><text:a xlink:type="simple" xlink:href="http://www.amazon.com/"><text:span text:style-name="T22">www.amazon.com</text:span></text:a><text:span text:style-name="T22"> 80 port [tcp/http] succeeded!”</text:span></text:p>
        </text:list-item>
        <text:list-item>
          <text:p text:style-name="P24">(a) <text:span text:style-name="T22">'</text:span><text:span text:style-name="T21">nmap -sP 192.16.191.0/24</text:span><text:span text:style-name="T22">'</text:span><text:line-break/>(b) <text:span text:style-name="T21">8.</text:span></text:p>
        </text:list-item>
        <text:list-item>
          <text:p text:style-name="P24">(a) <text:span text:style-name="T22">'nc -l 127.0.0.1 1234'.</text:span><text:line-break/>(b) <text:span text:style-name="T22">'nc 127.0.0.1 1234'.</text:span><text:line-break/>(c) <text:span text:style-name="T22">Messages typed at the server appear at the client, and vice versa (i.e. we have established a method of communication).</text:span></text:p>
        </text:list-item>
        <text:list-item>
          <text:p text:style-name="P24">(a) <text:span text:style-name="T23">Apache Server</text:span><text:line-break/>(b) <text:span text:style-name="T23">2.2.3 (Red Hat)</text:span><text:line-break/>(c) <text:span text:style-name="T24">The google site runs on Google Web Servers (“gws”), but no version information is available </text:span><text:span text:style-name="T25">since they develop their own servers internally.</text:span></text:p>
        </text:list-item>
      </text:list>
      <text:p text:style-name="P14"/>
      <text:p text:style-name="P12">Task 2 – Network Layer</text:p>
      <text:h text:style-name="P22" text:outline-level="3">Task 2a – Wireshark - Investigate Traceroute</text:h>
      <text:list xml:id="list229349140" text:continue-numbering="true" text:style-name="WW8Num31">
        <text:list-item>
          <text:p text:style-name="P24">(a) <text:span text:style-name="T26">145.100.135.221</text:span><text:line-break/>(b) <text:span text:style-name="T26">192.16.191.44</text:span><text:line-break/>(c) <text:span text:style-name="T26">4 hops away.</text:span></text:p>
        </text:list-item>
        <text:list-item>
          <text:p text:style-name="P24">(a) <text:span text:style-name="T27">Two ICMP messages are sent for each hop.</text:span><text:line-break/>(b) <text:span text:style-name="T27">Looking at the ICMP's.</text:span></text:p>
        </text:list-item>
        <text:list-item>
          <text:p text:style-name="P24">(a) <text:span text:style-name="T28">Type 8: echo requests.</text:span><text:line-break/>(b) <text:span text:style-name="T31">Type 11: time-to-live exceeded.</text:span><text:line-break/>(c) <text:span text:style-name="T29">He gets an echo reply </text:span><text:span text:style-name="T30">(type 9) back</text:span><text:span text:style-name="T29">.</text:span></text:p>
        </text:list-item>
      </text:list>
      <text:p text:style-name="Text_20_body_20__28_user_29_"/>
      <text:h text:style-name="P22" text:outline-level="3">Task 2b – Ping and Traceroute - Find availability and RTT</text:h>
      <text:list xml:id="list1056559982" text:continue-numbering="true" text:style-name="WW8Num31">
        <text:list-item>
          <text:p text:style-name="P24">(a) <text:a xlink:type="simple" xlink:href="http://www.mit.edu/"><text:span text:style-name="T32">www.mit.edu</text:span></text:a><text:span text:style-name="T32">, </text:span><text:a xlink:type="simple" xlink:href="http://www.nikhef.nl/"><text:span text:style-name="T32">www.nikhef.nl</text:span></text:a><text:span text:style-name="T32">, </text:span><text:a xlink:type="simple" xlink:href="http://www.uoa.gr/"><text:span text:style-name="T32">www.uoa.gr</text:span></text:a><text:span text:style-name="T32"> and </text:span><text:a xlink:type="simple" xlink:href="http://www.twitter.com/"><text:span text:style-name="T32">www.twitter.com</text:span></text:a><text:span text:style-name="T32"> respond.</text:span><text:line-break/>(b) <text:span text:style-name="T33">To avoid ping flooding.</text:span></text:p>
        </text:list-item>
        <text:list-item>
          <text:p text:style-name="P24">(a) <text:span text:style-name="T7">twitter</text:span>: <text:span text:style-name="T34">115ms</text:span>, <text:span text:style-name="T7">uoa</text:span>: <text:span text:style-name="T34">87ms</text:span>, <text:span text:style-name="T7">nikhef</text:span>: <text:span text:style-name="T35">16ms.</text:span><text:line-break/>(b) <text:span text:style-name="T36">Not at all.</text:span><text:line-break/><text:soft-page-break/>(c) <text:span text:style-name="T37">Twitter is based in the USA, </text:span><text:span text:style-name="T38">the University of Athens is </text:span><text:span text:style-name="T37">in Greece and NIKHEF in </text:span><text:span text:style-name="T39">Amsterdam</text:span><text:span text:style-name="T37">.</text:span><text:line-break/>(d) <text:span text:style-name="T40">Twitter and UOA have higher propagation delay due to the large distances between Amsterdam and the USA / Greece respectively. Twitter might also have higher queue delay, since it is a very popular s</text:span><text:span text:style-name="T41">ervice.</text:span></text:p>
        </text:list-item>
        <text:list-item>
          <text:p text:style-name="P24">(a) <text:span text:style-name="T42">The last </text:span><text:span text:style-name="T43">few hops.</text:span><text:line-break/>(b) <text:span text:style-name="T43">They are the largest hops, from the IPX at Amsterdam to one in the USA. </text:span></text:p>
        </text:list-item>
        <text:list-item>
          <text:p text:style-name="P24"><text:span text:style-name="T8">(a)</text:span><text:span text:style-name="T9">24bytes packet size</text:span><text:span text:style-name="T10">:</text:span> <text:span text:style-name="T44">'ping -s 24 -c 10 www.nikhef.nl'.</text:span><text:line-break/> <text:s text:c="4"/><text:span text:style-name="T7">800bytes packet size</text:span><text:span text:style-name="T5">:</text:span> <text:span text:style-name="T44">'ping -s 800 -c 10 www.nikhef.nl'.</text:span><text:span text:style-name="T8"><text:line-break/></text:span>(b) <text:span text:style-name="T45">0% in both cases.</text:span><text:line-break/>(c) <text:span text:style-name="T45">18ms and 25ms respectively.</text:span><text:line-break/>(d) <text:span text:style-name="T45">Yes, </text:span><text:span text:style-name="T46">significantly.</text:span><text:line-break/>(e) <text:span text:style-name="T47">Transmission delay increases if the packet size is larger than the bandwidth at a certain choke point.</text:span></text:p>
        </text:list-item>
      </text:list>
      <text:p text:style-name="P7"/>
      <text:h text:style-name="P22" text:outline-level="3">Task 2c – Traceroute - Find the network path</text:h>
      <text:list xml:id="list1640909849" text:continue-numbering="true" text:style-name="WW8Num31">
        <text:list-item>
          <text:p text:style-name="P24">(a) <text:span text:style-name="T48">Only the last two.</text:span><text:line-break/>(b) <text:span text:style-name="T48">145.145.19.170 and 145.0.2.10</text:span><text:line-break/>(c) <text:span text:style-name="T49">Where the packets goes from IPX to IPX, such as FR-&gt;UK-&gt;NL in the first traceroute and Sydney-&gt;Telstraglobal-&gt;Amsterdam in the second traceroute.</text:span></text:p>
        </text:list-item>
        <text:list-item>
          <text:p text:style-name="P24">(a) <text:span text:style-name="T50">None.</text:span><text:line-break/>(b) <text:span text:style-name="T50">Google has multiple servers spread across the globe, </text:span><text:span text:style-name="T51">including in Switzerland and Australia.</text:span></text:p>
        </text:list-item>
      </text:list>
      <text:p text:style-name="P7"/>
      <text:h text:style-name="P23" text:outline-level="3">Task 3 – Transport Layer</text:h>
      <text:h text:style-name="P22" text:outline-level="3">Task 3a – Iperf </text:h>
      <text:list xml:id="list1224649006" text:continue-numbering="true" text:style-name="WW8Num31">
        <text:list-item>
          <text:p text:style-name="P24">(a) <text:span text:style-name="T52">'iperf -c rembrandt0.uva.netherlight.nl -p 5001 -m'</text:span><text:line-break/>(b) <text:span text:style-name="T52">873 Kbits/sec</text:span><text:line-break/>(c) <text:span text:style-name="T52">1448 bytes</text:span><text:line-break/>(d) <text:span text:style-name="T53">No.</text:span><text:line-break/>(e)<text:span text:style-name="T53"> Approximately 100ms on average.</text:span></text:p>
        </text:list-item>
        <text:list-item>
          <text:p text:style-name="P26">(a) <text:span text:style-name="T54">I ran the bash script given below; </text:span><text:span text:style-name="T55">oddly, Linux always doubled the request (therefore my arguments range from </text:span><text:span text:style-name="T58">2.</text:span><text:span text:style-name="T55">5K to 250K).</text:span><text:line-break/>(b) <text:span text:style-name="T59">See the results below.</text:span><text:line-break/>(c) <text:span text:style-name="T60">A TCP window size of around 20Kbytes seems to give the best throughput.</text:span></text:p>
        </text:list-item>
      </text:list>
      <text:p text:style-name="Standard"><text:soft-page-break/></text:p>
      <text:p text:style-name="P17"/>
      <text:p text:style-name="P18"><text:span text:style-name="T56">for ARG in {“</text:span><text:span text:style-name="T57">2.5K”, </text:span><text:span text:style-name="T56">"5K", "10K", "15K", "25K", "50K", "100K", "150K", "200K", "250K"}</text:span></text:p>
      <text:p text:style-name="P17">do</text:p>
      <text:p text:style-name="P17"><text:s text:c="2"/>iperf -c rembrandt0.uva.netherlight.nl -p 5001 -m -w $ARG</text:p>
      <text:p text:style-name="P17">done</text:p>
      <text:p text:style-name="P17"/>
      <text:p text:style-name="P19"><text:span text:style-name="T59"/></text:p>
      <text:p text:style-name="P19"><text:span text:style-name="T59">[ARG: TCP Window Size, Bandwidthin Kbits/sec]</text:span></text:p>
      <text:p text:style-name="P19"><text:span text:style-name="T59">2.5K: 5K, 443</text:span></text:p>
      <text:p text:style-name="P20"><text:span text:style-name="T60">5K: 10K, 635</text:span></text:p>
      <text:p text:style-name="P21"><text:span text:style-name="T60">10K: 20K, </text:span><text:span text:style-name="T61">806</text:span></text:p>
      <text:p text:style-name="P20"><text:span text:style-name="T60">15K: 30K, 802</text:span></text:p>
      <text:p text:style-name="P20"><text:span text:style-name="T60">25K: 50K, 805</text:span></text:p>
      <text:p text:style-name="P20"><text:span text:style-name="T60">50K: 100K, 854</text:span></text:p>
      <text:p text:style-name="P20"><text:span text:style-name="T60">100K: 200K, 845</text:span></text:p>
      <text:p text:style-name="P20"><text:span text:style-name="T60">150K: 300K, 824</text:span></text:p>
      <text:p text:style-name="P20"><text:span text:style-name="T60">200K: 400K, 831</text:span></text:p>
      <text:p text:style-name="P20"><text:span text:style-name="T60">250K: </text:span><text:span text:style-name="T6">416K</text:span><text:span text:style-name="T60">, 822</text:span></text:p>
      <text:h text:style-name="P22" text:outline-level="3">Task 3b – Netstat </text:h>
      <text:list xml:id="list1623718363" text:continue-numbering="true" text:style-name="WW8Num31">
        <text:list-item>
          <text:p text:style-name="P24">(a) <text:span text:style-name="T62">netstat -at</text:span><text:line-break/>(b) <text:span text:style-name="T62">56262, 55810, 44417</text:span><text:line-break/>(c) <text:span text:style-name="T62">http, xmpp-client</text:span></text:p>
        </text:list-item>
      </text:list>
      <text:p text:style-name="P7"/>
      <text:p text:style-name="Standard"/>
      <text:p text:style-name="heading_20_3">Submission</text:p>
      <text:p text:style-name="P5">You have to submit:</text:p>
      <text:list xml:id="list3892414363610723360" text:style-name="WW8Num11">
        <text:list-item>
          <text:p text:style-name="P27">Your answers to all the questions. <text:span text:style-name="T2">Use this </text:span><text:span text:style-name="T3">answer sheet</text:span><text:span text:style-name="T2"> for you answers and provide your answers in the appropriate answer field for each question.</text:span></text:p>
        </text:list-item>
        <text:list-item>
          <text:p text:style-name="P27">Answer only what each question ask, with out any superfluous details.</text:p>
        </text:list-item>
      </text:list>
      <text:p text:style-name="P6"><text:span text:style-name="T11">Attention:</text:span> You have to submit <text:span text:style-name="T12">one PDF</text:span> file that contains all the answers; the name of the file should be <text:span text:style-name="T13">lab1-&lt;lastname_firstletter&gt;.pdf</text:span><text:span text:style-name="T14"> (example: lab1-vanderveldt_k.pdf, or lab1-pittaras_c.pdf)</text:span>. </text:p>
      <text:p text:style-name="P6"><text:span text:style-name="T2">Any other kind of submission will not be taken into account</text:span>. You must also put your full name and your student number at the top of the fil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WenQuanYi Micro Hei" svg:font-family="'WenQuanYi Micro Hei'" style:font-family-generic="roman"/>
    <style:font-face style:name="Andale Mono" svg:font-family="'Andale Mono'" style:font-pitch="fixed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color="#000000" style:font-name="Cambria" fo:font-size="20pt" fo:font-weight="bold" style:font-name-asian="WenQuanYi Micro Hei" style:font-size-asian="20pt" style:language-asian="ko" style:country-asian="KR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text-properties fo:font-size="12pt" fo:font-weight="bold" style:font-name-asian="WenQuanYi Micro Hei" style:font-size-asian="12pt" style:language-asian="ko" style:country-asian="KR" style:font-weight-asian="bold" style:font-name-complex="Times New Roman" style:font-size-complex="11pt"/>
    </style:style>
    <style:style style:name="Heading_20_4" style:display-name="Heading 4" style:family="paragraph" style:parent-style-name="Heading_20_3" style:next-style-name="Standard" style:default-outline-level="" style:list-style-name="WW8Num24" style:class="text">
      <style:text-properties fo:font-size="11pt" style:font-size-asian="11pt" style:font-name-complex="Times New Roma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keep-together="always" fo:keep-with-next="always"/>
      <style:text-properties fo:color="#243f60" style:font-name="Cambria" style:font-name-asian="WenQuanYi Micro Hei" style:language-asian="ko" style:country-asian="KR" style:font-name-complex="Times New Roman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style:font-name="Cambria" fo:font-style="italic" style:font-name-asian="WenQuanYi Micro Hei" style:language-asian="ko" style:country-asian="KR" style:font-style-asian="italic" style:font-name-complex="Times New Roman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style:font-name="Cambria" fo:font-style="italic" style:font-name-asian="WenQuanYi Micro Hei" style:language-asian="ko" style:country-asian="KR" style:font-style-asian="italic" style:font-name-complex="Times New Roman" style:font-size-complex="11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style:font-name-asian="WenQuanYi Micro Hei" style:font-size-asian="10pt" style:language-asian="ko" style:country-asian="KR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fo:font-style="italic" style:font-name-asian="WenQuanYi Micro Hei" style:font-size-asian="10pt" style:language-asian="ko" style:country-asian="KR" style:font-style-asian="italic" style:font-name-complex="Times New Roman" style:font-size-complex="10pt" style:font-style-complex="italic"/>
    </style:style>
    <style:style style:name="Vrije_20_vorm_20_A" style:display-name="Vrije vorm A" style:family="paragraph">
      <style:paragraph-properties fo:margin-top="0cm" fo:margin-bottom="0.353cm" style:contextual-spacing="false" fo:line-height="115%" fo:orphans="2" fo:widows="2"/>
      <style:text-properties fo:color="#000000" style:font-name="Calibri" fo:font-size="11pt" fo:language="en" fo:country="US" style:font-name-asian="ヒラギノ角ゴ Pro W3" style:font-size-asian="11pt" style:font-name-complex="Calibri" style:font-size-complex="10pt" style:language-complex="ar" style:country-complex="SA"/>
    </style:style>
    <style:style style:name="heading_20_1" style:display-name="heading 1" style:family="paragraph" style:next-style-name="Text_20_body_20__28_user_29_">
      <style:paragraph-properties fo:margin-top="0.847cm" fo:margin-bottom="0cm" style:contextual-spacing="false" fo:line-height="115%" fo:text-align="center" style:justify-single-word="false" fo:keep-together="always" fo:orphans="2" fo:widows="2" fo:hyphenation-ladder-count="no-limit" fo:keep-with-next="always">
        <style:tab-stops>
          <style:tab-stop style:position="1.27cm"/>
        </style:tab-stops>
      </style:paragraph-properties>
      <style:text-properties fo:color="#000000" style:font-name="Cambria Bold" fo:font-size="20pt" fo:language="en" fo:country="US" style:font-name-asian="ヒラギノ角ゴ Pro W3" style:font-size-asian="20pt" style:font-name-complex="Cambria Bold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>
      <style:paragraph-properties fo:margin-top="0cm" fo:margin-bottom="0.212cm" style:contextual-spacing="false" fo:line-height="115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_20_body_20__28_user_29_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-1.27cm" style:auto-text-indent="false">
        <style:tab-stops>
          <style:tab-stop style:position="1.27cm"/>
        </style:tab-stops>
      </style:paragraph-properties>
      <style:text-properties fo:color="#00000a" style:font-name="Calibri Bold" fo:font-size="12pt" fo:language="en" fo:country="US" style:font-name-asian="ヒラギノ角ゴ Pro W3" style:font-size-asian="12pt" style:font-name-complex="Calibri Bold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Text_20_body_20__28_user_29_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-1.27cm" style:auto-text-indent="false">
        <style:tab-stops>
          <style:tab-stop style:position="1.27cm"/>
        </style:tab-stops>
      </style:paragraph-properties>
      <style:text-properties fo:color="#00000a" style:font-name="Calibri Bold" fo:font-size="11pt" fo:language="en" fo:country="US" style:font-name-asian="ヒラギノ角ゴ Pro W3" style:font-size-asian="11pt" style:font-name-complex="Calibri Bold" style:font-size-complex="10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0pt" style:language-complex="ar" style:country-complex="SA" fo:hyphenate="false" fo:hyphenation-remain-char-count="2" fo:hyphenation-push-char-count="2"/>
    </style:style>
    <style:style style:name="Table_20_Grid1" style:display-name="Table Grid1" style:family="paragraph">
      <style:paragraph-properties fo:orphans="2" fo:widows="2"/>
      <style:text-properties fo:color="#000000" style:font-name="Calibri" fo:font-size="11pt" fo:language="en" fo:country="US" style:font-name-asian="ヒラギノ角ゴ Pro W3" style:font-size-asian="11pt" style:font-name-complex="Calibri" style:font-size-complex="10pt" style:language-complex="ar" style:country-complex="SA"/>
    </style:style>
    <style:style style:name="Vrije_20_vorm" style:display-name="Vrije vorm" style:family="paragraph">
      <style:paragraph-properties fo:orphans="2" fo:widows="2"/>
      <style:text-properties fo:color="#000000" style:font-name="Times New Roman" fo:font-size="10pt" fo:language="en" fo:country="GB" style:font-name-asian="ヒラギノ角ゴ Pro W3" style:font-size-asian="10pt" style:font-name-complex="Times New Roman" style:font-size-complex="10pt" style:language-complex="ar" style:country-complex="SA"/>
    </style:style>
    <style:style style:name="No_20_Spacing" style:display-name="No Spacing" style:family="paragraph">
      <style:paragraph-properties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WenQuanYi Micro Hei" style:font-size-asian="11pt" style:language-asian="ko" style:country-asian="KR" style:font-name-complex="Calibri" style:font-size-complex="11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 fo:font-size="11pt" style:font-size-asian="11pt"/>
    </style:style>
    <style:style style:name="WW8Num2z0" style:family="text">
      <style:text-properties style:text-position="0% 100%" fo:font-size="11pt" style:font-size-asian="11pt"/>
    </style:style>
    <style:style style:name="WW8Num3z0" style:family="text">
      <style:text-properties style:text-position="0% 100%" fo:font-size="11pt" style:font-size-asian="11pt"/>
    </style:style>
    <style:style style:name="WW8Num4z0" style:family="text">
      <style:text-properties style:text-position="0% 100%" fo:font-size="11pt" style:font-size-asian="11pt"/>
    </style:style>
    <style:style style:name="WW8Num5z0" style:family="text">
      <style:text-properties style:text-position="0% 100%" fo:font-size="11pt" style:font-size-asian="11pt"/>
    </style:style>
    <style:style style:name="WW8Num6z0" style:family="text">
      <style:text-properties style:text-position="0% 100%" fo:font-size="11pt" style:font-size-asian="11pt"/>
    </style:style>
    <style:style style:name="WW8Num7z0" style:family="text">
      <style:text-properties style:text-position="0% 100%" fo:font-size="11pt" style:font-size-asian="11pt"/>
    </style:style>
    <style:style style:name="WW8Num8z0" style:family="text">
      <style:text-properties style:text-position="0% 100%" fo:font-size="11pt" style:font-size-asian="11pt"/>
    </style:style>
    <style:style style:name="WW8Num9z0" style:family="text">
      <style:text-properties style:text-position="0% 100%" fo:font-size="11pt" style:font-size-asian="11pt"/>
    </style:style>
    <style:style style:name="WW8Num10z0" style:family="text">
      <style:text-properties style:text-position="0% 100%" fo:font-size="11pt" style:font-size-asian="11pt"/>
    </style:style>
    <style:style style:name="WW8Num11z0" style:family="text">
      <style:text-properties style:text-position="0% 100%" fo:font-size="11pt" style:font-size-asian="11pt"/>
    </style:style>
    <style:style style:name="WW8Num11z1" style:family="text">
      <style:text-properties style:text-position="0% 100%" style:font-name="Courier New" fo:font-size="11pt" style:font-name-asian="ヒラギノ角ゴ Pro W3" style:font-size-asian="11pt" style:font-name-complex="Courier New"/>
    </style:style>
    <style:style style:name="WW8Num11z2" style:family="text">
      <style:text-properties style:text-position="0% 100%" style:font-name="Wingdings" fo:font-size="11pt" style:font-name-asian="ヒラギノ角ゴ Pro W3" style:font-size-asian="11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small2" style:family="text">
      <style:text-properties fo:color="#000000" fo:font-size="11pt" style:font-size-asian="11pt"/>
    </style:style>
    <style:style style:name="Hyperlink1" style:family="text">
      <style:text-properties fo:color="#0000fd" fo:font-size="11pt" style:text-underline-style="solid" style:text-underline-width="auto" style:text-underline-color="font-color" style:font-size-asian="11pt"/>
    </style:style>
    <style:style style:name="Unknown_20_0" style:display-name="Unknown 0" style:family="text"/>
    <style:style style:name="Heading_20_1_20_Char" style:display-name="Heading 1 Char" style:family="text">
      <style:text-properties fo:color="#000000" style:font-name="Cambria" fo:font-size="20pt" fo:font-weight="bold" style:font-name-asian="WenQuanYi Micro Hei" style:font-size-asian="20pt" style:language-asian="ko" style:country-asian="KR" style:font-weight-asian="bold" style:font-name-complex="Cambria" style:font-size-complex="14pt" style:font-weight-complex="bold"/>
    </style:style>
    <style:style style:name="Heading_20_2_20_Char" style:display-name="Heading 2 Char" style:family="text"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name-complex="Cambria" style:font-size-complex="13pt" style:font-weight-complex="bold"/>
    </style:style>
    <style:style style:name="Heading_20_3_20_Char" style:display-name="Heading 3 Char" style:family="text">
      <style:text-properties fo:color="#00000a" style:font-name="Calibri" fo:font-size="12pt" fo:font-weight="bold" style:font-name-asian="WenQuanYi Micro Hei" style:font-size-asian="12pt" style:language-asian="ko" style:country-asian="KR" style:font-weight-asian="bold" style:font-name-complex="Calibri" style:font-size-complex="11pt"/>
    </style:style>
    <style:style style:name="Heading_20_4_20_Char" style:display-name="Heading 4 Char" style:family="text">
      <style:text-properties fo:color="#00000a" style:font-name="Calibri" fo:font-size="11pt" fo:font-weight="bold" style:font-name-asian="WenQuanYi Micro Hei" style:font-size-asian="11pt" style:language-asian="ko" style:country-asian="KR" style:font-weight-asian="bold" style:font-name-complex="Calibri" style:font-size-complex="11pt"/>
    </style:style>
    <style:style style:name="Heading_20_5_20_Char" style:display-name="Heading 5 Char" style:family="text">
      <style:text-properties fo:color="#243f60" style:font-name="Cambria" fo:font-size="11pt" style:font-name-asian="WenQuanYi Micro Hei" style:font-size-asian="11pt" style:language-asian="ko" style:country-asian="KR" style:font-name-complex="Cambria" style:font-size-complex="11pt"/>
    </style:style>
    <style:style style:name="Heading_20_6_20_Char" style:display-name="Heading 6 Char" style:family="text">
      <style:text-properties fo:color="#243f60" style:font-name="Cambria" fo:font-size="11pt" fo:font-style="italic" style:font-name-asian="WenQuanYi Micro Hei" style:font-size-asian="11pt" style:language-asian="ko" style:country-asian="KR" style:font-style-asian="italic" style:font-name-complex="Cambria" style:font-size-complex="11pt" style:font-style-complex="italic"/>
    </style:style>
    <style:style style:name="Heading_20_7_20_Char" style:display-name="Heading 7 Char" style:family="text">
      <style:text-properties fo:color="#404040" style:font-name="Cambria" fo:font-size="11pt" fo:font-style="italic" style:font-name-asian="WenQuanYi Micro Hei" style:font-size-asian="11pt" style:language-asian="ko" style:country-asian="KR" style:font-style-asian="italic" style:font-name-complex="Cambria" style:font-size-complex="11pt" style:font-style-complex="italic"/>
    </style:style>
    <style:style style:name="Heading_20_8_20_Char" style:display-name="Heading 8 Char" style:family="text">
      <style:text-properties fo:color="#404040" style:font-name="Cambria" style:font-name-asian="WenQuanYi Micro Hei" style:language-asian="ko" style:country-asian="KR" style:font-name-complex="Cambria"/>
    </style:style>
    <style:style style:name="Heading_20_9_20_Char" style:display-name="Heading 9 Char" style:family="text">
      <style:text-properties fo:color="#404040" style:font-name="Cambria" fo:font-style="italic" style:font-name-asian="WenQuanYi Micro Hei" style:language-asian="ko" style:country-asian="KR" style:font-style-asian="italic" style:font-name-complex="Cambria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 text:list-tab-stop-position="0.762cm" fo:margin-left="0.762cm"/>
        </style:list-level-properties>
        <style:text-properties style:font-name="Times New Roman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nothing" fo:text-indent="1.016cm"/>
        </style:list-level-properties>
        <style:text-properties style:font-name="Times New Roman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nothing"/>
        </style:list-level-properties>
        <style:text-properties style:font-name="Times New Roman"/>
      </text:list-level-style-bullet>
      <text:list-level-style-number text:level="4" text:style-name="WW8Num1z0" style:num-format="1">
        <style:list-level-properties text:list-level-position-and-space-mode="label-alignment">
          <style:list-level-label-alignment text:label-followed-by="nothing" fo:text-indent="1.524cm"/>
        </style:list-level-properties>
      </text:list-level-style-number>
      <text:list-level-style-number text:level="5" text:style-name="WW8Num1z0" style:num-format="1" text:display-levels="2">
        <style:list-level-properties text:list-level-position-and-space-mode="label-alignment">
          <style:list-level-label-alignment text:label-followed-by="nothing" fo:text-indent="1.778cm"/>
        </style:list-level-properties>
      </text:list-level-style-number>
      <text:list-level-style-number text:level="6" text:style-name="WW8Num1z0" style:num-format="1" text:display-levels="3">
        <style:list-level-properties text:list-level-position-and-space-mode="label-alignment">
          <style:list-level-label-alignment text:label-followed-by="nothing" fo:text-indent="2.032cm"/>
        </style:list-level-properties>
      </text:list-level-style-number>
      <text:list-level-style-number text:level="7" text:style-name="WW8Num1z0" style:num-format="1" text:display-levels="4">
        <style:list-level-properties text:list-level-position-and-space-mode="label-alignment">
          <style:list-level-label-alignment text:label-followed-by="nothing" fo:text-indent="2.286cm"/>
        </style:list-level-properties>
      </text:list-level-style-number>
      <text:list-level-style-number text:level="8" text:style-name="WW8Num1z0" style:num-format="1" text:display-levels="5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9" text:style-name="WW8Num1z0" style:num-format="1" text:display-levels="6">
        <style:list-level-properties text:list-level-position-and-space-mode="label-alignment">
          <style:list-level-label-alignment text:label-followed-by="nothing" fo:text-inden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2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2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2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2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2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2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2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3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3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3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3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3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3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3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4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4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4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4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4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4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4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5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5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5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5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5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5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5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6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6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6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6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6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6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6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 text:start-value="3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7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7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7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7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7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7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8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8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8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8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8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8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8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9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9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9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9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9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9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9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5">
        <style:list-level-properties text:list-level-position-and-space-mode="label-alignment">
          <style:list-level-label-alignment text:label-followed-by="listtab" text:list-tab-stop-position="0.64cm" fo:text-indent="0.63cm" fo:margin-left="0.64cm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10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10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10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10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10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10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·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nothing" fo:text-inden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nothing" fo:text-indent="3.81cm"/>
        </style:list-level-properties>
        <style:text-properties style:font-name="Wingdings"/>
      </text:list-level-style-bullet>
      <text:list-level-style-bullet text:level="4" text:style-name="WW8Num11z0" style:num-suffix="." text:bullet-char="·">
        <style:list-level-properties text:list-level-position-and-space-mode="label-alignment">
          <style:list-level-label-alignment text:label-followed-by="nothing" fo:text-indent="5.08cm"/>
        </style:list-level-properties>
        <style:text-properties style:font-name="Times New Roman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nothing" fo:text-inden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nothing" fo:text-indent="7.62cm"/>
        </style:list-level-properties>
        <style:text-properties style:font-name="Wingdings"/>
      </text:list-level-style-bullet>
      <text:list-level-style-bullet text:level="7" text:style-name="WW8Num11z0" style:num-suffix="." text:bullet-char="·">
        <style:list-level-properties text:list-level-position-and-space-mode="label-alignment">
          <style:list-level-label-alignment text:label-followed-by="nothing" fo:text-indent="8.89cm"/>
        </style:list-level-properties>
        <style:text-properties style:font-name="Times New Roman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nothing" fo:text-inden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nothing" fo:text-inden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prefix="." style:num-format="1" text:display-levels="2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..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...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..." style:num-format="1" text:display-levels="2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..." style:num-suffix=".." style:num-format="1" text:display-levels="4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Vrije_20_vorm_20_A">
      <style:text-properties fo:color="#000000" style:font-name="Times New Roman" fo:font-size="10pt" fo:language="en" fo:country="GB" style:font-name-asian="Times New Roman" style:font-size-asian="10pt" style:language-asian="en" style:country-asian="GB" style:font-name-complex="Times New Roman" style:language-complex="none" style:country-complex="none"/>
    </style:style>
    <style:page-layout style:name="Mpm1">
      <style:page-layout-properties fo:page-width="21.59cm" fo:page-height="27.94cm" style:num-format="1" style:print-orientation="portrait" fo:margin-top="0cm" fo:margin-bottom="0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41cm" style:dynamic-spacing="true"/>
      </style:header-style>
      <style:footer-style>
        <style:header-footer-properties fo:min-height="2.54cm" fo:margin-left="0cm" fo:margin-right="0cm" fo:margin-top="2.4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MP1"/>
      </style:header-left>
      <style:footer>
        <text:p text:style-name="MP1"/>
      </style:footer>
      <style:footer-left style:display="false"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hNT</meta:initial-creator>
    <meta:creation-date>2013-07-24T15:33:00</meta:creation-date>
    <dc:date>2013-09-08T20:42:41</dc:date>
    <meta:print-date>2013-07-02T11:06:00</meta:print-date>
    <meta:editing-cycles>91</meta:editing-cycles>
    <meta:editing-duration>PT6H53M32S</meta:editing-duration>
    <meta:generator>LibreOffice/4.0.2.2$Linux_X86_64 LibreOffice_project/400m0$Build-2</meta:generator>
    <meta:document-statistic meta:table-count="0" meta:image-count="0" meta:object-count="0" meta:page-count="4" meta:paragraph-count="63" meta:word-count="717" meta:character-count="4334" meta:non-whitespace-character-count="3675"/>
  </office:meta>
</office:document-meta>
</file>